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a420" officeooo:paragraph-rsid="0002a420"/>
    </style:style>
    <style:style style:name="P2" style:family="paragraph" style:parent-style-name="Standard">
      <style:text-properties officeooo:rsid="0002a420" officeooo:paragraph-rsid="00053599"/>
    </style:style>
    <style:style style:name="P3" style:family="paragraph" style:parent-style-name="Standard">
      <style:text-properties fo:font-weight="normal" officeooo:rsid="00053599" officeooo:paragraph-rsid="00053599" style:font-weight-asian="normal" style:font-weight-complex="normal"/>
    </style:style>
    <style:style style:name="P4" style:family="paragraph" style:parent-style-name="Standard">
      <style:text-properties fo:font-weight="normal" officeooo:rsid="0005393f" officeooo:paragraph-rsid="0005393f" style:font-weight-asian="normal" style:font-weight-complex="normal"/>
    </style:style>
    <style:style style:name="P5" style:family="paragraph" style:parent-style-name="Standard">
      <style:text-properties fo:font-weight="normal" officeooo:rsid="00085cd4" officeooo:paragraph-rsid="00085cd4" style:font-weight-asian="normal" style:font-weight-complex="normal"/>
    </style:style>
    <style:style style:name="P6" style:family="paragraph" style:parent-style-name="Standard">
      <style:text-properties fo:font-weight="normal" officeooo:rsid="0009c0fb" officeooo:paragraph-rsid="0009c0fb" style:font-weight-asian="normal" style:font-weight-complex="normal"/>
    </style:style>
    <style:style style:name="P7" style:family="paragraph" style:parent-style-name="Standard">
      <style:text-properties fo:font-weight="normal" officeooo:rsid="000b7859" officeooo:paragraph-rsid="000b7859" style:font-weight-asian="normal" style:font-weight-complex="normal"/>
    </style:style>
    <style:style style:name="P8" style:family="paragraph" style:parent-style-name="Standard">
      <style:text-properties fo:font-weight="normal" officeooo:rsid="000da9b6" officeooo:paragraph-rsid="000da9b6" style:font-weight-asian="normal" style:font-weight-complex="normal"/>
    </style:style>
    <style:style style:name="P9" style:family="paragraph" style:parent-style-name="Standard">
      <style:text-properties officeooo:rsid="00053599" officeooo:paragraph-rsid="00053599"/>
    </style:style>
    <style:style style:name="T1" style:family="text">
      <style:text-properties officeooo:rsid="0004a2b7"/>
    </style:style>
    <style:style style:name="T2" style:family="text">
      <style:text-properties officeooo:rsid="0004f81a"/>
    </style:style>
    <style:style style:name="T3" style:family="text">
      <style:text-properties officeooo:rsid="00053599"/>
    </style:style>
    <style:style style:name="T4" style:family="text">
      <style:text-properties fo:font-weight="bold" officeooo:rsid="00053599" style:font-weight-asian="bold" style:font-weight-complex="bold"/>
    </style:style>
    <style:style style:name="T5" style:family="text">
      <style:text-properties officeooo:rsid="0005393f"/>
    </style:style>
    <style:style style:name="T6" style:family="text">
      <style:text-properties officeooo:rsid="00069872"/>
    </style:style>
    <style:style style:name="T7" style:family="text">
      <style:text-properties officeooo:rsid="0008d760"/>
    </style:style>
    <style:style style:name="T8" style:family="text">
      <style:text-properties fo:color="#ce181e"/>
    </style:style>
    <style:style style:name="T9" style:family="text">
      <style:text-properties officeooo:rsid="000cbe96"/>
    </style:style>
    <style:style style:name="T10" style:family="text">
      <style:text-properties officeooo:rsid="000da9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in, 5 November 2018 <text:span text:style-name="T3">(Mas Estu)</text:span></text:p>
      <text:p text:style-name="P1">1. Microservice</text:p>
      <text:p text:style-name="P1">2. Restfull-api</text:p>
      <text:p text:style-name="P1">3. Continous Independent/Continous Developer <text:span text:style-name="T1">(CICD) → lebih cocok pake GitLab</text:span></text:p>
      <text:p text:style-name="P1"/>
      <text:p text:style-name="P9">Contoh bahasa komputer ada di <text:a xlink:type="simple" xlink:href="https://httpstatusdogs.com/" text:style-name="Internet_20_link" text:visited-style-name="Visited_20_Internet_20_Link">https://httpstatusdogs.com/</text:a> → disampaikan ke front end dalam bentuk yang lebih manusiawi.</text:p>
      <text:p text:style-name="P9"/>
      <text:p text:style-name="P2">Dalam satu bulan <text:span text:style-name="T2">akan belajar ini.</text:span></text:p>
      <text:p text:style-name="P2"/>
      <text:p text:style-name="P2"><text:span text:style-name="T2"><text:s/></text:span><text:span text:style-name="T4">#Mas Amir</text:span></text:p>
      <text:p text:style-name="P3">1. <text:span text:style-name="T5">Front end Framework</text:span></text:p>
      <text:p text:style-name="P4">a. Bootstrap (<text:a xlink:type="simple" xlink:href="https://getbootstrap.com/docs/4.1/components/buttons/" text:style-name="Internet_20_link" text:visited-style-name="Visited_20_Internet_20_Link">https://getbootstrap.com/docs/4.1/components/buttons/</text:a>) </text:p>
      <text:p text:style-name="P4">b. <text:span text:style-name="T6">Bulma.io</text:span></text:p>
      <text:p text:style-name="P4">c. Foundation</text:p>
      <text:p text:style-name="P4"/>
      <text:p text:style-name="P4">2. Javascript Framework</text:p>
      <text:p text:style-name="P4">a. React JS</text:p>
      <text:p text:style-name="P4">b. Vue JS</text:p>
      <text:p text:style-name="P4">c. Angular</text:p>
      <text:p text:style-name="P4"/>
      <text:p text:style-name="P5">Wbsote penting → <text:a xlink:type="simple" xlink:href="https://frontendmasters.com/" text:style-name="Internet_20_link" text:visited-style-name="Visited_20_Internet_20_Link">https://frontendmasters.com/</text:a> // <text:a xlink:type="simple" xlink:href="https://frontendmasters.com/books/front-end-handbook/2018/practice/types-of-front-end-dev.html" text:style-name="Internet_20_link" text:visited-style-name="Visited_20_Internet_20_Link">https://frontendmasters.com/books/front-end-handbook/2018/practice/types-of-front-end-dev.html</text:a> // </text:p>
      <text:p text:style-name="P5"><text:s/></text:p>
      <text:p text:style-name="P5"><text:a xlink:type="simple" xlink:href="https://trello.com/" text:style-name="Internet_20_link" text:visited-style-name="Visited_20_Internet_20_Link">https://trello.com/</text:a> →<text:span text:style-name="T7"> website untuk kolaborasi pembuatan proyek </text:span></text:p>
      <text:p text:style-name="P5"/>
      <text:p text:style-name="P6">Istilah penting → object oriented programming </text:p>
      <text:p text:style-name="P6"/>
      <text:p text:style-name="P7">Kenapa <text:span text:style-name="T8">react js</text:span>? Karena lebih komplit dalam pengerjaan aplikasi/web, mudah diimplementasikan ke dalam pc maupun mobile, serta banyak demand-nya di perusahaan Singapura</text:p>
      <text:p text:style-name="P7"/>
      <text:p text:style-name="P7"><text:a xlink:type="simple" xlink:href="https://reactjs.org/tutorial/tutorial.html" text:style-name="Internet_20_link" text:visited-style-name="Visited_20_Internet_20_Link">https://reactjs.org/tutorial/tutorial.html</text:a> →<text:span text:style-name="T9"> tutorial react </text:span></text:p>
      <text:p text:style-name="P7"><text:a xlink:type="simple" xlink:href="https://github.com/enaqx/awesome-react#react-and-typescript" text:style-name="Internet_20_link" text:visited-style-name="Visited_20_Internet_20_Link">https://github.com/enaqx/awesome-react#react-and-typescript</text:a> –<text:span text:style-name="T10">&gt; belajar react full</text:span></text:p>
      <text:p text:style-name="P7"/>
      <text:p text:style-name="P8">Belajar mandiri react → <text:a xlink:type="simple" xlink:href="https://learn.freecodecamp.org/" text:style-name="Internet_20_link" text:visited-style-name="Visited_20_Internet_20_Link">https://learn.freecodecamp.org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3:12:09.759450049</meta:creation-date>
    <dc:date>2018-11-05T14:53:18.225289151</dc:date>
    <meta:editing-duration>PT1H20M45S</meta:editing-duration>
    <meta:editing-cycles>13</meta:editing-cycles>
    <meta:generator>LibreOffice/6.0.6.2$Linux_X86_64 LibreOffice_project/00m0$Build-2</meta:generator>
    <meta:document-statistic meta:table-count="0" meta:image-count="0" meta:object-count="0" meta:page-count="1" meta:paragraph-count="23" meta:word-count="122" meta:character-count="1093" meta:non-whitespace-character-count="985"/>
  </office:meta>
</office:document-meta>
</file>